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body>
    <office:text>
      <text:p text:style-name="Standard">
     This document checks office:version support at office:document-content level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OpenDocument Test case
  </meta:generator>
    <meta:initial-creator>
    Majid Ali Khan
  </meta:initial-creator>
    <meta:creation-date>
    2005-12-13T11:59:58
  </meta:creation-date>
    <dc:creator>Majid Ali Khan</dc:creator>
    <dc:date>2005-12-13T11:59:58</dc:date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